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erif CJK TC" svg:font-family="'Noto Serif CJK TC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7.85cm" fo:min-width="8.2cm"/>
    </style:style>
    <style:style style:name="gr2" style:family="graphic" style:parent-style-name="standard">
      <style:graphic-properties svg:stroke-color="#5983b0" draw:fill="none" draw:textarea-horizontal-align="justify" draw:textarea-vertical-align="middle" draw:auto-grow-height="false" fo:min-height="0.05cm" fo:min-width="0cm"/>
    </style:style>
    <style:style style:name="gr3" style:family="graphic" style:parent-style-name="standard">
      <style:graphic-properties svg:stroke-color="#ff3838" draw:fill="none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7cm" svg:stroke-color="#000000" draw:marker-start-width="0.415cm" draw:marker-end-width="0.415cm" draw:fill="none" draw:textarea-vertical-align="middle" fo:padding-top="0.16cm" fo:padding-bottom="0.16cm" fo:padding-left="0.285cm" fo:padding-right="0.285cm"/>
    </style:style>
    <style:style style:name="gr5" style:family="graphic" style:parent-style-name="objectwithoutfill">
      <style:graphic-properties draw:stroke="dash" draw:stroke-dash="Fine_20_Dashed" svg:stroke-width="0.07cm" svg:stroke-color="#000000" draw:marker-start-width="0.415cm" draw:marker-end-width="0.415cm" draw:fill="none" draw:textarea-vertical-align="middle" fo:padding-top="0.16cm" fo:padding-bottom="0.16cm" fo:padding-left="0.285cm" fo:padding-right="0.28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8.7cm" svg:height="8.1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8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8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2.4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1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8.7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7.8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7cm" svg:height="8.1cm" svg:x="1.5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8cm" svg:y="1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1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8cm" svg:y="1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2.4cm" svg:y="1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1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3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9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8.7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7.8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5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5cm" svg:y1="17cm" svg:x2="10.2cm" svg:y2="12.5cm">
          <text:p/>
        </draw:line>
        <draw:custom-shape draw:style-name="gr1" draw:text-style-name="P1" draw:layer="layout" svg:width="8.7cm" svg:height="8.1cm" svg:x="11.2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3.5cm" svg:y="1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5.7cm" svg:y="1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5.7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7.7cm" svg:y="1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2.1cm" svg:y="1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2.8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1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4.6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8.4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7.5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4.2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1.2cm" svg:y1="17cm" svg:x2="19.9cm" svg:y2="12.5cm">
          <text:p/>
        </draw:line>
        <draw:line draw:style-name="gr5" draw:text-style-name="P1" draw:layer="layout" svg:x1="11.2cm" svg:y1="15.5cm" svg:x2="19.9cm" svg:y2="11cm">
          <text:p/>
        </draw:line>
        <draw:line draw:style-name="gr6" draw:text-style-name="P1" draw:layer="layout" svg:x1="15.2cm" svg:y1="13.4cm" svg:x2="15.2cm" svg:y2="14.9cm">
          <text:p/>
        </draw:line>
        <draw:frame draw:style-name="gr7" draw:text-style-name="P2" draw:layer="layout" svg:width="0.7cm" svg:height="0.962cm" svg:x="14.3cm" svg:y="13.8cm">
          <draw:text-box>
            <text:p>b</text:p>
          </draw:text-box>
        </draw:frame>
      </draw:page>
      <draw:page draw:name="page2" draw:style-name="dp1" draw:master-page-name="預設">
        <draw:custom-shape draw:style-name="gr1" draw:text-style-name="P1" draw:layer="layout" svg:width="8.7cm" svg:height="8.1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8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8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2.4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1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8.7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7.8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7cm" svg:height="8.1cm" svg:x="11.3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2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8cm" svg:y="8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5.8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7.8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2.2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2.9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16.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4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6.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7.5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4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7cm" svg:height="8.1cm" svg:x="11.3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3.6cm" svg:y="1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5.8cm" svg:y="1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5.8cm" svg:y="1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7.8cm" svg:y="1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2.2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2.9cm" svg:y="1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16.1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4.7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8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7.6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4.3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6.1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4.8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cm" svg:height="0.3cm" svg:x="13.6cm" svg:y="16.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3cm" svg:y1="16.1cm" svg:x2="20cm" svg:y2="11.6cm">
          <text:p/>
        </draw:line>
        <draw:line draw:style-name="gr5" draw:text-style-name="P1" draw:layer="layout" svg:x1="1.5cm" svg:y1="8.2cm" svg:x2="10.2cm" svg:y2="3.7cm">
          <text:p/>
        </draw:line>
        <draw:custom-shape draw:style-name="gr1" draw:text-style-name="P1" draw:layer="layout" svg:width="8.7cm" svg:height="8.1cm" svg:x="1.5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8cm" svg:y="1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1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1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8cm" svg:y="1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2.4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1cm" svg:y="1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3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9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8.7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7.8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5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.5cm" svg:y1="16.8cm" svg:x2="10.2cm" svg:y2="11.4cm">
          <text:p/>
        </draw:line>
        <draw:custom-shape draw:style-name="gr1" draw:text-style-name="P1" draw:layer="layout" svg:width="8.7cm" svg:height="8.1cm" svg:x="1.5cm" svg:y="18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8cm" svg:y="2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2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1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8cm" svg:y="19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2.4cm" svg:y="2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1cm" svg:y="19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3cm" svg:y="2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9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8.7cm" svg:y="2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7.8cm" svg:y="2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5cm" svg:y="2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.5cm" svg:y1="26.6cm" svg:x2="10.2cm" svg:y2="18.6cm">
          <text:p/>
        </draw:line>
        <draw:custom-shape draw:style-name="gr3" draw:text-style-name="P1" draw:layer="layout" svg:width="0.3cm" svg:height="0.3cm" svg:x="15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4.6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cm" svg:height="0.3cm" svg:x="19.1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8.7cm" svg:y="6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6cm" svg:y="8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4.8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3.3cm" svg:y="8.4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0.7cm" svg:height="0.962cm" svg:x="16.6cm" svg:y="13.738cm">
          <draw:text-box>
            <text:p>?</text:p>
          </draw:text-box>
        </draw:frame>
        <draw:frame draw:style-name="gr8" draw:text-style-name="P2" draw:layer="layout" svg:width="0.7cm" svg:height="0.962cm" svg:x="16.6cm" svg:y="5.638cm">
          <draw:text-box>
            <text:p>?</text:p>
          </draw:text-box>
        </draw:frame>
        <draw:line draw:style-name="gr5" draw:text-style-name="P1" draw:layer="layout" svg:x1="11.3cm" svg:y1="8.2cm" svg:x2="20cm" svg:y2="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erif CJK TC" svg:font-family="'Noto Serif CJK TC'" style:font-family-generic="system" style:font-pitch="variable"/>
    <style:font-face style:name="文泉驛正黑" svg:font-family="文泉驛正黑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TC" style:font-size-asian="24pt" style:language-asian="zh" style:country-asian="TW" style:font-name-complex="文泉驛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22:33:21.058177375</meta:creation-date>
    <dc:date>2018-10-04T21:47:29.624856849</dc:date>
    <meta:editing-duration>PT10M46S</meta:editing-duration>
    <meta:editing-cycles>3</meta:editing-cycles>
    <meta:generator>LibreOffice/6.1.1.2$Linux_X86_64 LibreOffice_project/10$Build-2</meta:generator>
    <meta:document-statistic meta:object-count="118"/>
  </office:meta>
</office:document-meta>
</file>